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bDirectory.DbDirectory( Transaction txn , Database files , Database blocks , int fla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bDirectory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Directory.createOutpu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Directory.touchFil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bDirectory.fileModified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bDirectory.openInpu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Directory.renameFile( String from , String 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Directory.setTransaction( Transaction tx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Directory.fileExist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Directory.deleteFil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Directory.makeLock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Directory.flu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bDirectory.DbDirectory( DbTxn txn , Db files , Db blocks , int fla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bDirectory.lis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DbDirectory.DbDirectory( Transaction txn , Database files , Database bloc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bDirectory.fileLength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bDirectory.setTransaction( DbTxn tx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